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1984in"/>
    </style:style>
    <style:style style:name="co6" style:family="table-column">
      <style:table-column-properties fo:break-before="auto" style:column-width="0.559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ChunkSize=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021085">
            <text:p>0.02109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072338">
            <text:p>0.07234</text:p>
          </table:table-cell>
          <table:table-cell office:value-type="float" office:value="2000">
            <text:p>2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154204">
            <text:p>0.15420</text:p>
          </table:table-cell>
          <table:table-cell office:value-type="float" office:value="3000">
            <text:p>3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265925">
            <text:p>0.26593</text:p>
          </table:table-cell>
          <table:table-cell office:value-type="float" office:value="4000">
            <text:p>4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409065">
            <text:p>0.40907</text:p>
          </table:table-cell>
          <table:table-cell office:value-type="float" office:value="5000">
            <text:p>5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581706">
            <text:p>0.58171</text:p>
          </table:table-cell>
          <table:table-cell office:value-type="float" office:value="6000">
            <text:p>6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786197">
            <text:p>0.78620</text:p>
          </table:table-cell>
          <table:table-cell office:value-type="float" office:value="7000">
            <text:p>7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02148">
            <text:p>1.02148</text:p>
          </table:table-cell>
          <table:table-cell office:value-type="float" office:value="8000">
            <text:p>8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359928">
            <text:p>1.35993</text:p>
          </table:table-cell>
          <table:table-cell office:value-type="float" office:value="9000">
            <text:p>9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580107">
            <text:p>1.58011</text:p>
          </table:table-cell>
          <table:table-cell office:value-type="float" office:value="10000">
            <text:p>10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90547">
            <text:p>1.90547</text:p>
          </table:table-cell>
          <table:table-cell office:value-type="float" office:value="11000">
            <text:p>11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26867">
            <text:p>2.26867</text:p>
          </table:table-cell>
          <table:table-cell office:value-type="float" office:value="12000">
            <text:p>12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667818">
            <text:p>2.66782</text:p>
          </table:table-cell>
          <table:table-cell office:value-type="float" office:value="13000">
            <text:p>13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3.108623">
            <text:p>3.10862</text:p>
          </table:table-cell>
          <table:table-cell office:value-type="float" office:value="14000">
            <text:p>14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3.55543">
            <text:p>3.55543</text:p>
          </table:table-cell>
          <table:table-cell office:value-type="float" office:value="15000">
            <text:p>1500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hunkSize=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23555">
            <text:p>0.02356</text:p>
          </table:table-cell>
          <table:table-cell office:value-type="float" office:value="1000">
            <text:p>1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077997">
            <text:p>0.07800</text:p>
          </table:table-cell>
          <table:table-cell office:value-type="float" office:value="2000">
            <text:p>2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160828">
            <text:p>0.16083</text:p>
          </table:table-cell>
          <table:table-cell office:value-type="float" office:value="3000">
            <text:p>3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274421">
            <text:p>0.27442</text:p>
          </table:table-cell>
          <table:table-cell office:value-type="float" office:value="4000">
            <text:p>4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416363">
            <text:p>0.41636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584776">
            <text:p>0.58478</text:p>
          </table:table-cell>
          <table:table-cell office:value-type="float" office:value="6000">
            <text:p>6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789438">
            <text:p>0.78944</text:p>
          </table:table-cell>
          <table:table-cell office:value-type="float" office:value="7000">
            <text:p>7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023653">
            <text:p>1.02365</text:p>
          </table:table-cell>
          <table:table-cell office:value-type="float" office:value="8000">
            <text:p>8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325112">
            <text:p>1.32511</text:p>
          </table:table-cell>
          <table:table-cell office:value-type="float" office:value="9000">
            <text:p>9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572059">
            <text:p>1.57206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889952">
            <text:p>1.88995</text:p>
          </table:table-cell>
          <table:table-cell office:value-type="float" office:value="11000">
            <text:p>11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243027">
            <text:p>2.24303</text:p>
          </table:table-cell>
          <table:table-cell office:value-type="float" office:value="12000">
            <text:p>12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618356">
            <text:p>2.61836</text:p>
          </table:table-cell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3.037743">
            <text:p>3.03774</text:p>
          </table:table-cell>
          <table:table-cell office:value-type="float" office:value="14000">
            <text:p>14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3.484075">
            <text:p>3.48408</text:p>
          </table:table-cell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hunkSize=4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000">
            <text:p>1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093824">
            <text:p>0.09382</text:p>
          </table:table-cell>
          <table:table-cell office:value-type="float" office:value="2000">
            <text:p>2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3000">
            <text:p>3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301864">
            <text:p>0.30186</text:p>
          </table:table-cell>
          <table:table-cell office:value-type="float" office:value="4000">
            <text:p>4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5000">
            <text:p>5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626286">
            <text:p>0.62629</text:p>
          </table:table-cell>
          <table:table-cell office:value-type="float" office:value="6000">
            <text:p>6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7000">
            <text:p>7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068425">
            <text:p>1.06843</text:p>
          </table:table-cell>
          <table:table-cell office:value-type="float" office:value="8000">
            <text:p>8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9000">
            <text:p>9000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hunkSize=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34233">
            <text:p>0.03423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101888">
            <text:p>0.10189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195472">
            <text:p>0.19547</text:p>
          </table:table-cell>
          <table:table-cell office:value-type="float" office:value="3000">
            <text:p>3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318383">
            <text:p>0.31838</text:p>
          </table:table-cell>
          <table:table-cell office:value-type="float" office:value="4000">
            <text:p>4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468242">
            <text:p>0.46824</text:p>
          </table:table-cell>
          <table:table-cell office:value-type="float" office:value="5000">
            <text:p>5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651399">
            <text:p>0.65140</text:p>
          </table:table-cell>
          <table:table-cell office:value-type="float" office:value="6000">
            <text:p>6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0.859825">
            <text:p>0.85983</text:p>
          </table:table-cell>
          <table:table-cell office:value-type="float" office:value="7000">
            <text:p>7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099603">
            <text:p>1.09960</text:p>
          </table:table-cell>
          <table:table-cell office:value-type="float" office:value="8000">
            <text:p>8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396886">
            <text:p>1.39689</text:p>
          </table:table-cell>
          <table:table-cell office:value-type="float" office:value="9000">
            <text:p>9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1.665221">
            <text:p>1.66522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389074">
            <text:p>2.38907</text:p>
          </table:table-cell>
          <table:table-cell office:value-type="float" office:value="11000">
            <text:p>11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339897">
            <text:p>2.33990</text:p>
          </table:table-cell>
          <table:table-cell office:value-type="float" office:value="12000">
            <text:p>12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2.734475">
            <text:p>2.73448</text:p>
          </table:table-cell>
          <table:table-cell office:value-type="float" office:value="13000">
            <text:p>13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3.139252">
            <text:p>3.13925</text:p>
          </table:table-cell>
          <table:table-cell office:value-type="float" office:value="14000">
            <text:p>14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>
          <table:table-cell/>
          <table:table-cell office:value-type="float" office:value="3.589251">
            <text:p>3.58925</text:p>
          </table:table-cell>
          <table:table-cell office:value-type="float" office:value="15000">
            <text:p>150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office:value-type="string">
            <text:p><text:s/>result </text:p>
          </table:table-cell>
        </table:table-row>
        <table:table-row table:style-name="ro1" table:number-rows-repeated="654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office:forms form:automatic-focus="false" form:apply-design-mode="false"/>
        <table:table-column table:style-name="co7" table:default-cell-style-name="Default"/>
        <table:table-row table:style-name="ro1">
          <table:table-cell>
            <draw:frame table:end-cell-address="Sheet2.I28" table:end-x="0.7134in" table:end-y="0.1772in" draw:z-index="0" draw:style-name="gr1" svg:width="7.8252in" svg:height="4.9587in" svg:x="0.0004in" svg:y="0.0004in">
              <draw:object draw:notify-on-update-of-ranges="Sheet1.C4:Sheet1.C17 Sheet1.B1:Sheet1.B1 Sheet1.B3:Sheet1.B17 Sheet1.B19:Sheet1.B19 Sheet1.B20:Sheet1.B34 Sheet1.B36:Sheet1.B36 Sheet1.B37:Sheet1.B45 Sheet1.B47:Sheet1.B47 Sheet1.B48:Sheet1.B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12/06/2008</text:date>, <text:time>14:55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06T14:55:57</dc:date>
    <meta:editing-cycles>4</meta:editing-cycles>
    <meta:editing-duration>PT3H0M22S</meta:editing-duration>
    <meta:user-defined meta:name="Info 1"/>
    <meta:user-defined meta:name="Info 2"/>
    <meta:user-defined meta:name="Info 3"/>
    <meta:user-defined meta:name="Info 4"/>
    <meta:document-statistic meta:table-count="2" meta:cell-count="2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3.3925704956055pt" style:font-size-asian="23.3925704956055pt" style:font-size-complex="23.3925704956055pt"/>
    </style:style>
    <style:style style:name="ch3" style:family="chart">
      <style:graphic-properties draw:stroke="none" svg:stroke-color="#b3b3b3" draw:fill="none" draw:fill-color="#e6e6e6"/>
      <style:text-properties fo:font-size="14.3954286575317pt" style:font-size-asian="14.3954286575317pt" style:font-size-complex="14.3954286575317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16pt" style:font-size-asian="8pt" style:font-size-complex="8pt"/>
    </style:style>
    <style:style style:name="ch6" style:family="chart">
      <style:chart-properties style:rotation-angle="0"/>
      <style:text-properties fo:font-size="16.1948566436768pt" style:font-size-asian="16.1948566436768pt" style:font-size-complex="16.1948566436768pt"/>
    </style:style>
    <style:style style:name="ch7" style:family="chart" style:data-style-name="N118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16pt" style:font-size-asian="8pt" style:font-size-complex="8pt"/>
    </style:style>
    <style:style style:name="ch8" style:family="chart">
      <style:chart-properties style:rotation-angle="90"/>
      <style:text-properties fo:font-size="16.1948566436768pt" style:font-size-asian="16.1948566436768pt" style:font-size-complex="16.194856643676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fill-color="#ffd320"/>
      <style:text-properties fo:font-size="6pt" style:font-size-asian="6pt" style:font-size-complex="6pt"/>
    </style:style>
    <style:style style:name="ch13" style:family="chart">
      <style:chart-properties chart:symbol-type="named-symbol" chart:symbol-name="arrow-up" chart:symbol-width="0.25cm" chart:symbol-height="0.25cm"/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9.877cm" svg:height="12.596cm" chart:class="chart:bar" chart:style-name="ch1">
        <chart:title svg:x="4.153cm" svg:y="0.252cm" chart:style-name="ch2">
          <text:p>Asynchronous Ring SW</text:p>
        </chart:title>
        <chart:legend chart:legend-position="end" svg:x="14.119cm" svg:y="3.634cm" chart:style-name="ch3"/>
        <chart:plot-area chart:style-name="ch4" table:cell-range-address="Sheet1.C4:Sheet1.C17 Sheet1.B1:Sheet1.B1 Sheet1.B3:Sheet1.B17 Sheet1.B19:Sheet1.B34 Sheet1.B36:Sheet1.B45 Sheet1.B47:Sheet1.B62" chart:data-source-has-labels="both" svg:x="0.294cm" svg:y="1.41cm" svg:width="13.426cm" svg:height="10.788cm">
          <chart:axis chart:dimension="x" chart:name="primary-x" chart:style-name="ch5">
            <chart:title svg:x="5.848cm" svg:y="11.426cm" chart:style-name="ch6">
              <text:p>Matrix Size</text:p>
            </chart:title>
            <chart:categories table:cell-range-address="Sheet1.C4:Sheet1.C17"/>
          </chart:axis>
          <chart:axis chart:dimension="y" chart:name="primary-y" chart:style-name="ch7">
            <chart:title svg:x="0.402cm" svg:y="7.456cm" chart:style-name="ch8">
              <text:p>Seconds</text:p>
            </chart:title>
            <chart:grid chart:style-name="ch9" chart:class="major"/>
          </chart:axis>
          <chart:series chart:style-name="ch10" chart:values-cell-range-address="Sheet1.B3:Sheet1.B17" chart:label-cell-address="Sheet1.B1:Sheet1.B1" chart:class="chart:bar">
            <chart:data-point chart:repeated="15"/>
          </chart:series>
          <chart:series chart:style-name="ch11" chart:values-cell-range-address="Sheet1.B20:Sheet1.B34" chart:label-cell-address="Sheet1.B19:Sheet1.B19" chart:class="chart:bar">
            <chart:data-point chart:repeated="15"/>
          </chart:series>
          <chart:series chart:style-name="ch12" chart:values-cell-range-address="Sheet1.B37:Sheet1.B45" chart:label-cell-address="Sheet1.B36:Sheet1.B36" chart:class="chart:bar">
            <chart:data-point chart:repeated="9"/>
          </chart:series>
          <chart:series chart:style-name="ch13" chart:values-cell-range-address="Sheet1.B48:Sheet1.B62" chart:label-cell-address="Sheet1.B47:Sheet1.B47" chart:class="chart:bar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=100</text:p>
              </table:table-cell>
              <table:table-cell office:value-type="string">
                <text:p>ChunkSize=200</text:p>
              </table:table-cell>
              <table:table-cell office:value-type="string">
                <text:p>ChunkSize=400</text:p>
              </table:table-cell>
              <table:table-cell office:value-type="string">
                <text:p>ChunkSize=500</text:p>
              </table:table-cell>
            </table:table-row>
          </table:table-header-rows>
          <table:table-rows>
            <table:table-row>
              <table:table-cell office:value-type="string">
                <text:p>2000</text:p>
              </table:table-cell>
              <table:table-cell office:value-type="float" office:value="0.021085">
                <text:p>0.021085</text:p>
              </table:table-cell>
              <table:table-cell office:value-type="float" office:value="0.023555">
                <text:p>0.023555</text:p>
              </table:table-cell>
              <table:table-cell office:value-type="float" office:value="1.#NAN">
                <text:p>1.#NAN</text:p>
              </table:table-cell>
              <table:table-cell office:value-type="float" office:value="0.034233">
                <text:p>0.034233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0.072338">
                <text:p>0.072338</text:p>
              </table:table-cell>
              <table:table-cell office:value-type="float" office:value="0.077997">
                <text:p>0.077997</text:p>
              </table:table-cell>
              <table:table-cell office:value-type="float" office:value="0.093824">
                <text:p>0.093824</text:p>
              </table:table-cell>
              <table:table-cell office:value-type="float" office:value="0.101888">
                <text:p>0.101888</text:p>
              </table:table-cell>
            </table:table-row>
            <table:table-row>
              <table:table-cell office:value-type="string">
                <text:p>4000</text:p>
              </table:table-cell>
              <table:table-cell office:value-type="float" office:value="0.154204">
                <text:p>0.154204</text:p>
              </table:table-cell>
              <table:table-cell office:value-type="float" office:value="0.160828">
                <text:p>0.160828</text:p>
              </table:table-cell>
              <table:table-cell office:value-type="float" office:value="1.#NAN">
                <text:p>1.#NAN</text:p>
              </table:table-cell>
              <table:table-cell office:value-type="float" office:value="0.195472">
                <text:p>0.195472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0.265925">
                <text:p>0.265925</text:p>
              </table:table-cell>
              <table:table-cell office:value-type="float" office:value="0.274421">
                <text:p>0.274421</text:p>
              </table:table-cell>
              <table:table-cell office:value-type="float" office:value="0.301864">
                <text:p>0.301864</text:p>
              </table:table-cell>
              <table:table-cell office:value-type="float" office:value="0.318383">
                <text:p>0.318383</text:p>
              </table:table-cell>
            </table:table-row>
            <table:table-row>
              <table:table-cell office:value-type="string">
                <text:p>6000</text:p>
              </table:table-cell>
              <table:table-cell office:value-type="float" office:value="0.409065">
                <text:p>0.409065</text:p>
              </table:table-cell>
              <table:table-cell office:value-type="float" office:value="0.416363">
                <text:p>0.416363</text:p>
              </table:table-cell>
              <table:table-cell office:value-type="float" office:value="1.#NAN">
                <text:p>1.#NAN</text:p>
              </table:table-cell>
              <table:table-cell office:value-type="float" office:value="0.468242">
                <text:p>0.468242</text:p>
              </table:table-cell>
            </table:table-row>
            <table:table-row>
              <table:table-cell office:value-type="string">
                <text:p>7000</text:p>
              </table:table-cell>
              <table:table-cell office:value-type="float" office:value="0.581706">
                <text:p>0.581706</text:p>
              </table:table-cell>
              <table:table-cell office:value-type="float" office:value="0.584776">
                <text:p>0.584776</text:p>
              </table:table-cell>
              <table:table-cell office:value-type="float" office:value="0.626286">
                <text:p>0.626286</text:p>
              </table:table-cell>
              <table:table-cell office:value-type="float" office:value="0.651399">
                <text:p>0.651399</text:p>
              </table:table-cell>
            </table:table-row>
            <table:table-row>
              <table:table-cell office:value-type="string">
                <text:p>8000</text:p>
              </table:table-cell>
              <table:table-cell office:value-type="float" office:value="0.786197">
                <text:p>0.786197</text:p>
              </table:table-cell>
              <table:table-cell office:value-type="float" office:value="0.789438">
                <text:p>0.789438</text:p>
              </table:table-cell>
              <table:table-cell office:value-type="float" office:value="1.#NAN">
                <text:p>1.#NAN</text:p>
              </table:table-cell>
              <table:table-cell office:value-type="float" office:value="0.859825">
                <text:p>0.859825</text:p>
              </table:table-cell>
            </table:table-row>
            <table:table-row>
              <table:table-cell office:value-type="string">
                <text:p>9000</text:p>
              </table:table-cell>
              <table:table-cell office:value-type="float" office:value="1.02148">
                <text:p>1.02148</text:p>
              </table:table-cell>
              <table:table-cell office:value-type="float" office:value="1.023653">
                <text:p>1.023653</text:p>
              </table:table-cell>
              <table:table-cell office:value-type="float" office:value="1.068425">
                <text:p>1.068425</text:p>
              </table:table-cell>
              <table:table-cell office:value-type="float" office:value="1.099603">
                <text:p>1.09960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359928">
                <text:p>1.359928</text:p>
              </table:table-cell>
              <table:table-cell office:value-type="float" office:value="1.325112">
                <text:p>1.325112</text:p>
              </table:table-cell>
              <table:table-cell office:value-type="float" office:value="1.#NAN">
                <text:p>1.#NAN</text:p>
              </table:table-cell>
              <table:table-cell office:value-type="float" office:value="1.396886">
                <text:p>1.396886</text:p>
              </table:table-cell>
            </table:table-row>
            <table:table-row>
              <table:table-cell office:value-type="string">
                <text:p>11000</text:p>
              </table:table-cell>
              <table:table-cell office:value-type="float" office:value="1.580107">
                <text:p>1.580107</text:p>
              </table:table-cell>
              <table:table-cell office:value-type="float" office:value="1.572059">
                <text:p>1.572059</text:p>
              </table:table-cell>
              <table:table-cell office:value-type="float" office:value="0">
                <text:p>0</text:p>
              </table:table-cell>
              <table:table-cell office:value-type="float" office:value="1.665221">
                <text:p>1.665221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1.90547">
                <text:p>1.90547</text:p>
              </table:table-cell>
              <table:table-cell office:value-type="float" office:value="1.889952">
                <text:p>1.889952</text:p>
              </table:table-cell>
              <table:table-cell office:value-type="float" office:value="0">
                <text:p>0</text:p>
              </table:table-cell>
              <table:table-cell office:value-type="float" office:value="2.389074">
                <text:p>2.389074</text:p>
              </table:table-cell>
            </table:table-row>
            <table:table-row>
              <table:table-cell office:value-type="string">
                <text:p>13000</text:p>
              </table:table-cell>
              <table:table-cell office:value-type="float" office:value="2.26867">
                <text:p>2.26867</text:p>
              </table:table-cell>
              <table:table-cell office:value-type="float" office:value="2.243027">
                <text:p>2.243027</text:p>
              </table:table-cell>
              <table:table-cell office:value-type="float" office:value="0">
                <text:p>0</text:p>
              </table:table-cell>
              <table:table-cell office:value-type="float" office:value="2.339897">
                <text:p>2.339897</text:p>
              </table:table-cell>
            </table:table-row>
            <table:table-row>
              <table:table-cell office:value-type="string">
                <text:p>14000</text:p>
              </table:table-cell>
              <table:table-cell office:value-type="float" office:value="2.667818">
                <text:p>2.667818</text:p>
              </table:table-cell>
              <table:table-cell office:value-type="float" office:value="2.618356">
                <text:p>2.618356</text:p>
              </table:table-cell>
              <table:table-cell office:value-type="float" office:value="0">
                <text:p>0</text:p>
              </table:table-cell>
              <table:table-cell office:value-type="float" office:value="2.734475">
                <text:p>2.73447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3.108623">
                <text:p>3.108623</text:p>
              </table:table-cell>
              <table:table-cell office:value-type="float" office:value="3.037743">
                <text:p>3.037743</text:p>
              </table:table-cell>
              <table:table-cell office:value-type="float" office:value="0">
                <text:p>0</text:p>
              </table:table-cell>
              <table:table-cell office:value-type="float" office:value="3.139252">
                <text:p>3.139252</text:p>
              </table:table-cell>
            </table:table-row>
            <table:table-row>
              <table:table-cell office:value-type="string"/>
              <table:table-cell office:value-type="float" office:value="3.55543">
                <text:p>3.55543</text:p>
              </table:table-cell>
              <table:table-cell office:value-type="float" office:value="3.484075">
                <text:p>3.484075</text:p>
              </table:table-cell>
              <table:table-cell office:value-type="float" office:value="0">
                <text:p>0</text:p>
              </table:table-cell>
              <table:table-cell office:value-type="float" office:value="3.589251">
                <text:p>3.5892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